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ERICAN PSYCHO</text:p>
      <text:p text:style-name="Standard"/>
      <text:list xml:id="list39531359" text:style-name="L1">
        <text:list-item>
          <text:p text:style-name="P1">Criticism of the superficial society in which we live</text:p>
          <text:list>
            <text:list-item>
              <text:p text:style-name="P1">Appearance is the only thing that matters</text:p>
              <text:list>
                <text:list-item>
                  <text:p text:style-name="P1">business cards</text:p>
                </text:list-item>
                <text:list-item>
                  <text:p text:style-name="P1">eating at the finest restaurants (Dorsia)</text:p>
                </text:list-item>
                <text:list-item>
                  <text:p text:style-name="P1">wearing the more expensive suits</text:p>
                </text:list-item>
                <text:list-item>
                  <text:p text:style-name="P1">taking care at all cost of one's body / face with cosmetics</text:p>
                  <text:list>
                    <text:list-item>
                      <text:p text:style-name="P1">&gt; Patrick Bateman embodies that society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39611767" text:continue-numbering="true" text:style-name="L1">
        <text:list-item>
          <text:list>
            <text:list-item>
              <text:p text:style-name="P1">Everybody don't care about others</text:p>
              <text:list>
                <text:list-item>
                  <text:p text:style-name="P1">they mistake each other's names</text:p>
                </text:list-item>
                <text:list-item>
                  <text:p text:style-name="P1">they make jokes by denigrating people</text:p>
                </text:list-item>
                <text:list-item>
                  <text:p text:style-name="P1">Patrick Bateman hates homosexuals, homeless people, women, criminals</text:p>
                  <text:p text:style-name="P1"/>
                </text:list-item>
              </text:list>
            </text:list-item>
          </text:list>
        </text:list-item>
        <text:list-item>
          <text:p text:style-name="P1">References</text:p>
          <text:list>
            <text:list-item>
              <text:p text:style-name="P1">Texas Chainsaw Massacre</text:p>
              <text:list>
                <text:list-item>
                  <text:p text:style-name="P1">&gt; the way he plays with his chainsaw</text:p>
                </text:list-item>
              </text:list>
            </text:list-item>
            <text:list-item>
              <text:p text:style-name="P1">others (à compléter)</text:p>
            </text:list-item>
          </text:list>
        </text:list-item>
      </text:list>
      <text:p text:style-name="Standard"><text:tab/></text:p>
      <text:p text:style-name="Standard"><text:tab/>&gt; Bateman starts to kill his victims with one unique method, step by step, according to his everyday life by « pulsions » (françai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9:41:03.79</meta:creation-date>
    <meta:document-statistic meta:table-count="0" meta:image-count="0" meta:object-count="0" meta:page-count="1" meta:paragraph-count="18" meta:word-count="127" meta:character-count="701"/>
    <dc:date>2011-10-18T19:47:55.46</dc:date>
    <meta:editing-duration>PT00H06M52S</meta:editing-duration>
    <meta:editing-cycles>1</meta:editing-cycles>
    <meta:generator>OpenOffice.org/3.2$Win32 OpenOffice.org_project/320m12$Build-9483</meta:generator>
  </office:meta>
</office:document-meta>
</file>